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Lucida Sans Unicode', 'Lucida Grande',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e59ec" officeooo:paragraph-rsid="001e59ec"/>
    </style:style>
    <style:style style:name="P2" style:family="paragraph" style:parent-style-name="Standard">
      <style:paragraph-properties fo:line-height="200%" fo:text-align="center" style:justify-single-word="false"/>
      <style:text-properties style:use-window-font-color="true" officeooo:rsid="0027604a" officeooo:paragraph-rsid="0027604a"/>
    </style:style>
    <style:style style:name="P3" style:family="paragraph" style:parent-style-name="Standard">
      <style:paragraph-properties fo:line-height="200%" fo:text-align="start" style:justify-single-word="false"/>
      <style:text-properties officeooo:rsid="00279d50" officeooo:paragraph-rsid="00279d50"/>
    </style:style>
    <style:style style:name="P4" style:family="paragraph" style:parent-style-name="Standard">
      <style:paragraph-properties fo:line-height="200%" fo:text-align="start" style:justify-single-word="false"/>
      <style:text-properties officeooo:rsid="00279d50" officeooo:paragraph-rsid="002c4142"/>
    </style:style>
    <style:style style:name="P5" style:family="paragraph" style:parent-style-name="Heading_20_1">
      <style:paragraph-properties fo:line-height="200%" fo:text-align="center" style:justify-single-word="false"/>
      <style:text-properties fo:font-variant="normal" fo:text-transform="none" style:use-window-font-color="true" style:font-name="Times New Roman" fo:font-size="12pt" fo:letter-spacing="normal" fo:font-style="normal" fo:font-weight="normal" style:font-size-asian="12pt" style:font-size-complex="12pt"/>
    </style:style>
    <style:style style:name="T1" style:family="text">
      <style:text-properties officeooo:rsid="00285d04"/>
    </style:style>
    <style:style style:name="T2" style:family="text">
      <style:text-properties officeooo:rsid="00298baf"/>
    </style:style>
    <style:style style:name="T3" style:family="text">
      <style:text-properties officeooo:rsid="002a86fe"/>
    </style:style>
    <style:style style:name="T4" style:family="text">
      <style:text-properties officeooo:rsid="002c4142"/>
    </style:style>
    <style:style style:name="T5" style:family="text">
      <style:text-properties officeooo:rsid="002de7d7"/>
    </style:style>
    <style:style style:name="T6" style:family="text">
      <style:text-properties officeooo:rsid="002f57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7-2 Project Two Submission</text:h>
      <text:p text:style-name="P2">Ryan Edwards</text:p>
      <text:p text:style-name="P1"/>
      <text:p text:style-name="P3"><text:tab/><text:span text:style-name="T1">One thing practically</text:span> anyone can agree <text:span text:style-name="T1">upon is </text:span>that testing is one of the most important parts of the development process. It <text:span text:style-name="T1">is a fantastic method and tool to be used during the development process to <text:s/>ensure that the program runs properly and meets all of the desired requirements. It is also of the utmost importance to run such tests as well, since we must ensure that all of the defects are found and resolved, as failing to do so can have both minor and major repercussions. Only once this is done can we truly move forward into the next stage of the development cycle. There also simply is no excuse for failing to do so as well, since there are a plethora of options available for testing purposes. Two major methods are those of Static and Dynamic testing. Static testing is where we test the code prior without running it to locate any errors earlier on in the development cycle, while Dynamic testing is done near the end of the development cycle and is utilized while the code is running to ensure the code is free of defects and meets the clients requirements.</text:span></text:p>
      <text:p text:style-name="P3"><text:tab/><text:span text:style-name="T2">For the previous assignments I made sure to create tests that covered the requested requirements for each separate section. I did my best to try and organize said codes and tests by making the naming and organizational structure similar to the classes themselves. I also made sure to consistently check that the code was meeting all of the requirements, checking them off as they were met to ensure nothing was missed. When I was finished with the code I would then make sure to go through the list of requirements one by one and ensure they were included within the finished product.</text:span></text:p>
      <text:p text:style-name="P4"><text:tab/><text:span text:style-name="T3">The main form of testing used was the JUnit testing for these past assignments, a form of Dynamic testing. JUnit testing was quite useful as</text:span> <text:span text:style-name="T4">I could</text:span> test and see if there are any conflicts between different functions of a program. In each <text:span text:style-name="T4">of the three</text:span> module<text:span text:style-name="T4">s</text:span> I made sure to <text:span text:style-name="T4">create and</text:span> run tests <text:span text:style-name="T4">focused upon making sure that the</text:span> programs met the requirements <text:span text:style-name="T4">requested.</text:span> <text:span text:style-name="T4">As an</text:span> example <text:span text:style-name="T4">one thing I </text:span><text:soft-page-break/><text:span text:style-name="T4">made sure to test in each module</text:span> <text:span text:style-name="T4">was that the</text:span> names and descriptions did not go over a set maximum amount <text:span text:style-name="T4">as well as simply not being empty</text:span>. This <text:span text:style-name="T4">is one such example that</text:span> helped me ensure <text:span text:style-name="T4">that </text:span>the applications and code <text:span text:style-name="T4">were running</text:span> correctly <text:span text:style-name="T4">and meeting the tested requirements. There were a few instances where these tests would show me an error that I would then have to go back and try to figure out how to solve and adjust the code to fix said problem. While it is quite frustrating and annoying to see and do, it did help me confirm that the tests themselves worked and located potential problems, thus ensuring that when the tests found no errors I had a better chance of creating a better and potentially bug free program.</text:span></text:p>
      <text:p text:style-name="P3"><text:tab/><text:span text:style-name="T4">Another form of testing I used for these assignments was white box testing, a form of Dynamic testing. While both JUnit testing and white box testing were quite thorough they were also very time consuming to create and utilize properly, so in the future I make look for other methods and try to learn which said methods are both just as thorough as well as less time consuming. White box testing itself also requires the developer to have access to the internal structure of the code as well as a better familiarity with it. It is a method more suited for a developer who consistently works with a code and is familiar with is as well, I feel as though it wouldn't be the best option for projects that don't meet this requirement. Black box testing would be another method that is used for testing performance but does not require the same knowledge and familiarity as white box testing does, which might make it ideal for newer developers or testers to a project.</text:span></text:p>
      <text:p text:style-name="P3"><text:tab/><text:span text:style-name="T5">After completing these assignments I do understand how vital and important proper testing and management is. If one creates a program without testing or plans for testing at all, one poses a great risk to releasing a bug and defect ridden program that can cause minor or great possible harm, it may not even work at all either. It seems as though is is imperative to test during the development process itself to catch bugs along the way as well as ensure one meets requirements, and to test at the end to ensure the product is truly ready. In general a good practice and mindset to get into is to create a road map ahead of time for running tests throughout the development cycle, so you already know what </text:span><text:soft-page-break/><text:span text:style-name="T5">testing methods are to be used, who is doing the tests, and when to do so. I feel as though this would be quite helpful for ensuring the program is tested properly. There are even automated testing tools one can use as well to help with more frequent testing.</text:span></text:p>
      <text:p text:style-name="P3"><text:tab/><text:span text:style-name="T6">The main mindset I had myself get into when creating these codes and any other codes to be honest, was to consistently check along the way that each requirement was being checked off appropriately. I also tried to avoid the personal bias around creating a perfect code, I didn’t try to create the perfect code piece by piece and end up spending far too much time on each individual section. Instead I simply ensured the requirements were met and then would test the code, trusting the tests to find what needed to be worked on. I do feel like this did help me save some time while ensuring a proper and functional code was created in the end.</text:span></text:p>
      <text:p text:style-name="P3"><text:tab/><text:span text:style-name="T6">If I am to be honest, parts of this were indeed stressful, as creating these tests and attempting to fix them from there was a bit new for me. I would say though that I have learned a good bit from the experience however, and will probably have an easier time in the future. It definitely does show that testing is an important thing to keep in mind and something one should get more practice in. I would say I learned more from the errors and failures than anything else, since it showed how useful and important tests are while also showing what I needed to improve upon. In the end I would say the most important thing however is to keep an open and positive mindset, and know that any failure is just a chance to impr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Lucida Sans Unicode', 'Lucida Grande',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ＭＳ 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明朝" style:font-size-asian="10.5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ＭＳ ゴシック" style:font-family-asian="'ＭＳ 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ＭＳ 明朝" style:font-family-asian="'ＭＳ 明朝'"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5T18:07:53.343000000</meta:creation-date>
    <dc:date>2021-08-15T21:35:24.389000000</dc:date>
    <meta:editing-duration>PT45M15S</meta:editing-duration>
    <meta:editing-cycles>8</meta:editing-cycles>
    <meta:generator>Trio_Office/6.2.8.2$Windows_x86 LibreOffice_project/</meta:generator>
    <meta:document-statistic meta:table-count="0" meta:image-count="0" meta:object-count="0" meta:page-count="3" meta:paragraph-count="9" meta:word-count="1116" meta:character-count="6125" meta:non-whitespace-character-count="5010"/>
  </office:meta>
</office:document-meta>
</file>